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8" style:family="paragraph" style:parent-style-name="Heading_20_1" style:list-style-name="WWNum5">
      <style:paragraph-properties fo:text-align="justify" style:justify-single-word="false"/>
    </style:style>
    <style:style style:name="P29" style:family="paragraph" style:parent-style-name="Heading_20_1" style:list-style-name="WWNum5"/>
    <style:style style:name="P30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1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2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Desarrollo Web en Entorno Cliente</text:span></text:p>
      <text:p text:style-name="P31"><text:bookmark text:name="_jg2jbypvbg4g"/><text:span text:style-name="T3">Guía de estudio UD 12. Bibliotecas útiles de Javascript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><text:span text:style-name="T5">Actualizado Diciem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0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oft-page-break/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</text:span><text:span text:style-name="T22">12</text:span><text:span text:style-name="T23">. Bibliotecas útiles de Javascript</text:span></text:p>
      <text:list xml:id="list1661944167" text:style-name="WWNum5">
        <text:list-item>
          <text:p text:style-name="P29"><text:bookmark text:name="_ge43nvu7ywtj"/>Fechas</text:p>
        </text:list-item>
      </text:list>
      <text:p text:style-name="P21">Desde 21/12/2020 al 27/12/2020. La duración de esta unidad es de 1 semanas (7 horas).</text:p>
      <text:list xml:id="list113557128946000" text:continue-numbering="true" text:style-name="WWNum5">
        <text:list-item>
          <text:p text:style-name="P29"><text:bookmark text:name="_4z7u29ivk38l"/>Conocimientos previos requeridos</text:p>
        </text:list-item>
      </text:list>
      <text:list xml:id="list3206596277" text:style-name="WWNum4">
        <text:list-item>
          <text:p text:style-name="P22">Uso básico de sistemas operativos.</text:p>
        </text:list-item>
        <text:list-item>
          <text:p text:style-name="P23">Conocimientos generales del uso de entornos de desarrollo.</text:p>
        </text:list-item>
        <text:list-item>
          <text:p text:style-name="P23">Conocimientos básicos de HTML.</text:p>
        </text:list-item>
        <text:list-item>
          <text:p text:style-name="P24">¡¡¡ Conocimientos de programación imprescindibles !!!</text:p>
        </text:list-item>
      </text:list>
      <text:list xml:id="list113559102168117" text:continue-list="list113557128946000" text:style-name="WWNum5">
        <text:list-item>
          <text:p text:style-name="P29"><text:bookmark text:name="_5jkjdtdhh7e"/>Objetivos</text:p>
        </text:list-item>
      </text:list>
      <text:list xml:id="list1666007808" text:style-name="WWNum2">
        <text:list-item>
          <text:p text:style-name="P25">Conocer distintas bibliotecas útiles de Javascript.</text:p>
        </text:list-item>
      </text:list>
      <text:list xml:id="list113557217020057" text:continue-list="list113559102168117" text:style-name="WWNum5">
        <text:list-item>
          <text:p text:style-name="P29"><text:bookmark text:name="_yi5niv80z62t"/>Contenidos</text:p>
        </text:list-item>
      </text:list>
      <text:list xml:id="list1887647291" text:style-name="WWNum1">
        <text:list-item>
          <text:p text:style-name="P26">Explicaciones y ejemplos de distintas bibliotecas de Javascript.</text:p>
        </text:list-item>
      </text:list>
      <text:list xml:id="list113558029831339" text:continue-list="list113557217020057" text:style-name="WWNum5">
        <text:list-item>
          <text:p text:style-name="P29"><text:bookmark text:name="_pt4xoiz2fd92"/>Actividad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113559179436508" text:continue-numbering="true" text:style-name="WWNum5">
        <text:list-item>
          <text:p text:style-name="P29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113558388328022" text:continue-numbering="true" text:style-name="WWNum5">
        <text:list-item>
          <text:p text:style-name="P28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3457743384" text:style-name="WWNum3">
        <text:list-item>
          <text:p text:style-name="P27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2</text:span><text:span text:style-name="MT1">. B</text:span><text:span text:style-name="MT2">ibliotecas útiles de Javascript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2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0" meta:word-count="295" meta:character-count="1895" meta:non-whitespace-character-count="1649"/>
    <meta:generator>LibreOfficeDev/6.0.5.2$Linux_X86_64 LibreOffice_project/</meta:generator>
  </office:meta>
</office:document-meta>
</file>